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6F55D11E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53cm, 5.634cm, 14.219cm, 1.988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97cm" svg:height="21.1cm" svg:x="1.092cm" svg:y="2.491cm">
          <draw:image xlink:href="Pictures/10000000000005E8000007E06F55D11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24T13:54:22.112117319</dc:date>
    <meta:editing-duration>PT3M34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